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D9D9D9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automatic" fo:wrap-option="wrap"/>
    </style:style>
    <style:style style:name="ce42" style:family="table-cell" style:parent-style-name="Default" style:data-style-name="N0">
      <style:table-cell-properties style:vertical-align="automatic" fo:wrap-option="wrap"/>
    </style:style>
    <style:style style:name="ce43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44" style:family="table-cell" style:parent-style-name="_1043__1080__1087__1077__1088__1089__1089__1099__1083__1082__1072_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C65911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5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3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4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5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6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7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8" style:family="text" style:parent-style-name="Default">
      <style:text-properties fo:color="#BF8F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9" style:family="text" style:parent-style-name="Default">
      <style:text-properties fo:color="#BF8F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0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1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6.756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5pt" style:use-optimal-row-height="true" fo:break-before="auto"/>
    </style:style>
    <style:style style:name="ro17" style:family="table-row">
      <style:table-row-properties style:row-height="26.5pt" style:use-optimal-row-height="true" fo:break-before="auto"/>
    </style:style>
    <style:style style:name="ro18" style:family="table-row">
      <style:table-row-properties style:row-height="53pt" style:use-optimal-row-height="true" fo:break-before="auto"/>
    </style:style>
    <style:style style:name="ro19" style:family="table-row">
      <style:table-row-properties style:row-height="75pt" style:use-optimal-row-height="true" fo:break-before="auto"/>
    </style:style>
    <style:style style:name="ro20" style:family="table-row">
      <style:table-row-properties style:row-height="87.5pt" style:use-optimal-row-height="true" fo:break-before="auto"/>
    </style:style>
    <style:style style:name="ro21" style:family="table-row">
      <style:table-row-properties style:row-height="68pt" style:use-optimal-row-height="true" fo:break-before="auto"/>
    </style:style>
    <style:style style:name="ro22" style:family="table-row">
      <style:table-row-properties style:row-height="54pt" style:use-optimal-row-height="true" fo:break-before="auto"/>
    </style:style>
    <style:style style:name="ro23" style:family="table-row">
      <style:table-row-properties style:row-height="67.5pt" style:use-optimal-row-height="true" fo:break-before="auto"/>
    </style:style>
    <style:style style:name="ro24" style:family="table-row">
      <style:table-row-properties style:row-height="154pt" style:use-optimal-row-height="true" fo:break-before="auto"/>
    </style:style>
    <style:style style:name="ro25" style:family="table-row">
      <style:table-row-properties style:row-height="153pt" style:use-optimal-row-height="true" fo:break-before="auto"/>
    </style:style>
    <style:style style:name="ro26" style:family="table-row">
      <style:table-row-properties style:row-height="50pt" style:use-optimal-row-height="true" fo:break-before="auto"/>
    </style:style>
    <style:style style:name="ro27" style:family="table-row">
      <style:table-row-properties style:row-height="31pt" style:use-optimal-row-height="true" fo:break-before="auto"/>
    </style:style>
    <style:style style:name="ro28" style:family="table-row">
      <style:table-row-properties style:row-height="29pt" style:use-optimal-row-height="true" fo:break-before="auto"/>
    </style:style>
    <style:style style:name="ro29" style:family="table-row">
      <style:table-row-properties style:row-height="43.5pt" style:use-optimal-row-height="true" fo:break-before="auto"/>
    </style:style>
    <style:style style:name="ro30" style:family="table-row">
      <style:table-row-properties style:row-height="180pt" style:use-optimal-row-height="true" fo:break-before="auto"/>
    </style:style>
    <style:style style:name="ro31" style:family="table-row">
      <style:table-row-properties style:row-height="14.5pt" style:use-optimal-row-height="true" fo:break-before="auto"/>
    </style:style>
    <style:style style:name="ro32" style:family="table-row">
      <style:table-row-properties style:row-height="84.5pt" style:use-optimal-row-height="true" fo:break-before="auto"/>
    </style:style>
    <style:style style:name="ro33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2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КОММИТ, ПУШ и ПУЛЛ</text:p>
          </table:table-cell>
          <table:table-cell table:style-name="ce8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5">push</text:span><text:s/>-u<text:s/><text:span text:style-name="T88">origin 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9">origin</text:span><text:span text:style-name="T4">, в ветку<text:s/></text:span><text:span text:style-name="T10">mast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git<text:s/><text:span text:style-name="T91">diff</text:span><text:s/>--stat --cached<text:span text:style-name="T89"><text:s/>origin/master</text:span></text:p>
          </table:table-cell>
          <table:table-cell office:value-type="string" table:style-name="ce2">
            <text:p>Посмотреть, какие файлы затронет коммит.<text:s/></text:p>
            <text:p>Перед пушем полезно глянуть, что не изменил конфиг, например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1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D:\Python\aanikin\Python&gt; git<text:s/><text:span text:style-name="T11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2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<text:s/><text:span text:style-name="T89">origin master</text:span>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10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tag stable-2 f292ef5</text:p>
          </table:table-cell>
          <table:table-cell office:value-type="string" table:style-name="ce10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git reset</text:p>
          </table:table-cell>
          <table:table-cell office:value-type="string" table:style-name="ce10">
            <text:p>Отмена слеанного git add</text:p>
          </table:table-cell>
          <table:table-cell table:number-columns-repeated="16382"/>
        </table:table-row>
        <table:table-row table:style-name="ro15">
          <table:table-cell office:value-type="string" table:style-name="ce11">
            <text:p>git<text:s/><text:span text:style-name="T90">reset</text:span><text:s/>--soft<text:s/><text:span text:style-name="T88">origin feature</text:span></text:p>
          </table:table-cell>
          <table:table-cell office:value-type="string" table:style-name="ce2">
            <text:p><text:span text:style-name="T14">Главная команда!</text:span><text:span text:style-name="T14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it<text:s/><text:span text:style-name="T90">checkout</text:span><text:s/>&lt;hello.html&gt;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git revert 7f6b500</text:p>
          </table:table-cell>
          <table:table-cell office:value-type="string" table:style-name="ce10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reset 9cf99cc —hard</text:p>
          </table:table-cell>
          <table:table-cell office:value-type="string" table:style-name="ce10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status<text:s text:c="2"/></text:p>
          </table:table-cell>
          <table:table-cell office:value-type="string" table:style-name="ce10">
            <text:p>посмотреть, что назначено к выгрузке в Локалку (перед add)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git<text:s/><text:span text:style-name="T91">diff</text:span><text:s/>--stat --cached<text:span text:style-name="T89"><text:s/>origin/master</text:span></text:p>
          </table:table-cell>
          <table:table-cell office:value-type="string" table:style-name="ce10">
            <text:p>Посмотреть, какие файлы затронет подготовленный коммит (перед push).<text:s/></text:p>
            <text:p>Перед пушем полезно глянуть, что не изменил конфиг, например.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pan text:style-name="T4">git<text:s/></text:span><text:span text:style-name="T5">remote</text:span><text:span text:style-name="T4"><text:s/></text:span><text:span text:style-name="T9">show<text:s/></text:span><text:span text:style-name="T4">origin</text:span></text:p>
          </table:table-cell>
          <table:table-cell office:value-type="string" table:style-name="ce10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remote -v</text:p>
          </table:table-cell>
          <table:table-cell office:value-type="string" table:style-name="ce10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config --get remote.origin.url</text:p>
          </table:table-cell>
          <table:table-cell office:value-type="string" table:style-name="ce10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10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log —pretty=oneline</text:p>
          </table:table-cell>
          <table:table-cell office:value-type="string" table:style-name="ce10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5">
            <text:p>НАСТРОЙКИ ПОДКЛЮЧЕНИЯ</text:p>
          </table:table-cell>
          <table:table-cell table:style-name="ce45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5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config --global user.password "your password"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7">add</text:span><text:span text:style-name="T7"><text:s/></text:span><text:span text:style-name="T17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it<text:s/><text:span text:style-name="T5">remote<text:s/></text:span><text:span text:style-name="T12">set-url</text:span><text:span text:style-name="T5"><text:s/></text:span><text:span text:style-name="T12">origin</text:span><text:span text:style-name="T5"><text:s/></text:span>new.git.url/here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ВЕТКИ: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12">
            <text:p>git branch -a</text:p>
          </table:table-cell>
          <table:table-cell office:value-type="string" table:style-name="ce10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3">
            <text:p>git checkout forum</text:p>
          </table:table-cell>
          <table:table-cell office:value-type="string" table:style-name="ce10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checkout 2a36c1b</text:p>
          </table:table-cell>
          <table:table-cell office:value-type="string" table:style-name="ce10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git merge forum</text:p>
          </table:table-cell>
          <table:table-cell office:value-type="string" table:style-name="ce10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git branch --set-upstream-to=master tocheck</text:p>
          </table:table-cell>
          <table:table-cell office:value-type="string" table:style-name="ce10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8">
          <table:table-cell office:value-type="string" table:style-name="ce10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10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9">
          <table:table-cell office:value-type="string" table:style-name="ce10">
            <text:p>git checkout &lt;feature&gt;</text:p>
            <text:p>git<text:s/><text:span text:style-name="T18">rebase</text:span><text:s/>-i master</text:p>
          </table:table-cell>
          <table:table-cell office:value-type="string" table:style-name="ce10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6">
          <table:table-cell office:value-type="string" table:style-name="ce10">
            <text:p>git<text:s/><text:span text:style-name="T19">stash</text:span></text:p>
          </table:table-cell>
          <table:table-cell office:value-type="string" table:style-name="ce10">
            <text:p>Спрятать свои изменения, сделанные в ветке.<text:s text:c="2"/></text:p>
            <text:p>Чтобы, например, переключиться с нее на другую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<text:s/><text:span text:style-name="T19">stash</text:span><text:s/>save "Какое-нибудь сообщение"</text:p>
          </table:table-cell>
          <table:table-cell office:value-type="string" table:style-name="ce10">
            <text:p>Сохранить с сообщением</text:p>
          </table:table-cell>
          <table:table-cell table:number-columns-repeated="16382"/>
        </table:table-row>
        <table:table-row table:style-name="ro16">
          <table:table-cell office:value-type="string" table:style-name="ce10">
            <text:p>git<text:s/><text:span text:style-name="T19">stash</text:span><text:s/>save<text:s/><text:span text:style-name="T20">-u</text:span></text:p>
          </table:table-cell>
          <table:table-cell office:value-type="string" table:style-name="ce10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<text:s/><text:span text:style-name="T19">stash</text:span><text:s/>list</text:p>
          </table:table-cell>
          <table:table-cell office:value-type="string" table:style-name="ce10">
            <text:p>Выводит список всего, что спрятано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6">
          <table:table-cell office:value-type="string" table:style-name="ce10">
            <text:p>git<text:s/><text:span text:style-name="T19">push -d</text:span><text:s/>origin &lt;branch_name&gt;</text:p>
          </table:table-cell>
          <table:table-cell office:value-type="string" table:style-name="ce10">
            <text:p>Удаление ветки на удаленном репозитории <text:s/>И локально:<text:s/></text:p>
            <text:p>https://stackoverflow.com/questions/2003505/how-do-i-delete-a-git-branch-locally-and-remotel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it branch -d &lt;имя ветки&gt;</text:p>
          </table:table-cell>
          <table:table-cell office:value-type="string" table:style-name="ce10">
            <text:p>удалить ветку только ЛОКАЛЬНО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it<text:s/><text:span text:style-name="T9">stash</text:span><text:s/><text:span text:style-name="T21">clear</text:span></text:p>
          </table:table-cell>
          <table:table-cell office:value-type="string" table:style-name="ce10">
            <text:p>очистить спрятанные изменения разом все</text:p>
          </table:table-cell>
          <table:table-cell table:number-columns-repeated="16382"/>
        </table:table-row>
        <table:table-row table:style-name="ro9">
          <table:table-cell office:value-type="string" table:style-name="ce10">
            <text:p>git<text:s/><text:span text:style-name="T19">stash</text:span><text:span text:style-name="T19"/></text:p>
            <text:p>git checkout branch123</text:p>
            <text:p>git<text:s/><text:span text:style-name="T19">stash apply</text:span></text:p>
          </table:table-cell>
          <table:table-cell office:value-type="string" table:style-name="ce10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10"/>
          <table:table-cell table:number-columns-repeated="16382"/>
        </table:table-row>
        <table:table-row table:style-name="ro1">
          <table:table-cell office:value-type="string" table:style-name="ce14">
            <text:p>ВЕТКИ в Gitlab - правильное создание issue и их мерджевание</text:p>
          </table:table-cell>
          <table:table-cell table:style-name="ce14"/>
          <table:table-cell table:number-columns-repeated="16382"/>
        </table:table-row>
        <table:table-row table:style-name="ro10">
          <table:table-cell office:value-type="string" table:style-name="ce3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office:value-type="string" table:style-name="ce10">
            <text:p>Когда дают новое задание. Как сделать его в отдельной ветке.</text:p>
          </table:table-cell>
          <table:table-cell table:number-columns-repeated="16382"/>
        </table:table-row>
        <table:table-row table:style-name="ro20">
          <table:table-cell office:value-type="string" table:style-name="ce10">
            <text:p>Ну а если хочешь продолжить в "working"-ветке работать, то</text:p>
            <text:p>бренчуешься от мастера в новую ветку "migration",<text:s/></text:p>
            <text:p>пулишь "issue-40", делаешь миграции, накатываешь их, делаешь мержреквест на эту ветку.<text:s/>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office:value-type="string" table:style-name="ce10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ce10"/>
          <table:table-cell table:number-columns-repeated="16382"/>
        </table:table-row>
        <table:table-row table:number-rows-repeated="3" table:style-name="ro1">
          <table:table-cell table:number-columns-repeated="2" table:style-name="ce10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5">
            <text:p>Мердж / <text:s/>Пул реквест</text:p>
          </table:table-cell>
          <table:table-cell table:style-name="ce15"/>
          <table:table-cell table:number-columns-repeated="62" table:style-name="ce16"/>
          <table:table-cell table:number-columns-repeated="16320" table:style-name="ce17"/>
        </table:table-row>
        <table:table-row table:style-name="ro16">
          <table:table-cell office:value-type="string" table:style-name="ce10">
            <text:p>git checkout aq</text:p>
            <text:p>git rebase master</text:p>
          </table:table-cell>
          <table:table-cell office:value-type="string" table:style-name="ce10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16">
          <table:table-cell office:value-type="string" table:style-name="ce10">
            <text:p>git checkout aq</text:p>
            <text:p>git merge origin/master</text:p>
          </table:table-cell>
          <table:table-cell office:value-type="string" table:style-name="ce10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number-rows-repeated="3" table:style-name="ro1">
          <table:table-cell table:number-columns-repeated="2" table:style-name="ce10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style-name="ce10"/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8">
            <text:p>SSH-key</text:p>
          </table:table-cell>
          <table:table-cell table:style-name="ce4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number-columns-spanned="2" table:number-rows-spanned="1" table:style-name="ce23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62" table:style-name="ce3"/>
          <table:table-cell table:number-columns-repeated="16320"/>
        </table:table-row>
        <table:table-row table:style-name="ro16">
          <table:table-cell office:value-type="string" table:style-name="ce10">
            <text:p>В Винде надо удалить старый пароль и логин в Windows Credentials</text:p>
          </table:table-cell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8">
            <text:p><text:span text:style-name="T4">.GITIGNORE</text:span></text:p>
          </table:table-cell>
          <table:table-cell table:style-name="ce18"/>
          <table:table-cell table:number-columns-repeated="16382"/>
        </table:table-row>
        <table:table-row table:style-name="ro16">
          <table:table-cell office:value-type="string" table:style-name="ce10">
            <text:p>.gitignore</text:p>
          </table:table-cell>
          <table:table-cell office:value-type="string" table:style-name="ce10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1">
          <table:table-cell office:value-type="string" table:style-name="ce10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22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*</text:p>
          </table:table-cell>
          <table:table-cell office:value-type="string" table:style-name="ce10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16">
          <table:table-cell office:value-type="string" table:style-name="ce19">
            <text:p>**</text:p>
          </table:table-cell>
          <table:table-cell office:value-type="string" table:style-name="ce10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?</text:p>
          </table:table-cell>
          <table:table-cell office:value-type="string" table:style-name="ce10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[…]</text:p>
          </table:table-cell>
          <table:table-cell office:value-type="string" table:style-name="ce10">
            <text:p>Любой ИЗ символов в скобках</text:p>
          </table:table-cell>
          <table:table-cell table:number-columns-repeated="16382"/>
        </table:table-row>
        <table:table-row table:style-name="ro22">
          <table:table-cell office:value-type="string" table:style-name="ce10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3">
          <table:table-cell office:value-type="string" table:style-name="ce10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10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10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22">ТОЛЬКО в корне проекта</text:span><text:span text:style-name="T22"/></text:p>
            <text:p><text:span text:style-name="T22">(корнём считается расположение файла .gitignore)</text:span><text:span text:style-name="T22"/></text:p>
            <text:p><text:span text:style-name="T22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10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3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2">
          <table:table-cell office:value-type="string" table:style-name="ce10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10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pan text:style-name="T4">\!readme!.txt</text:span></text:p>
          </table:table-cell>
          <table:table-cell office:value-type="string" table:style-name="ce10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15">
          <table:table-cell office:value-type="string" table:style-name="ce10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8">
            <text:p>CI/CD</text:p>
          </table:table-cell>
          <table:table-cell table:style-name="ce18"/>
          <table:table-cell table:number-columns-repeated="16382"/>
        </table:table-row>
        <table:table-row table:style-name="ro16">
          <table:table-cell office:value-type="string" table:style-name="ce10">
            <text:p>https://youtu.be/jkwJCR0rqDc</text:p>
            <text:p/>
          </table:table-cell>
          <table:table-cell office:value-type="string" table:style-name="ce10">
            <text:p>Доки</text:p>
          </table:table-cell>
          <table:table-cell table:number-columns-repeated="16382"/>
        </table:table-row>
        <table:table-row table:style-name="ro16">
          <table:table-cell office:value-type="string" table:style-name="ce10">
            <text:p>https://docs.gitlab.com/ee/ci/yaml/</text:p>
            <text:p/>
          </table:table-cell>
          <table:table-cell office:value-type="string" table:style-name="ce10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20">
            <text:p>https://docs.gitlab.com/ee/ci/variables/predefined_variables.html</text:p>
            <text:p/>
          </table:table-cell>
          <table:table-cell office:value-type="string" table:style-name="ce10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20"/>
          <table:table-cell table:style-name="ce10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2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$CI_REGISTRY_IMAGE</text:p>
          </table:table-cell>
          <table:table-cell office:value-type="string" table:style-name="ce10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$CI_COMMIT_REF_NAME</text:p>
          </table:table-cell>
          <table:table-cell office:value-type="string" table:style-name="ce10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24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1">
            <text:p><text:span text:style-name="T25">$CI_JOB_TOKEN</text:span></text:p>
          </table:table-cell>
          <table:table-cell office:value-type="string" table:style-name="ce10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$CI_JOB_STAGE</text:p>
          </table:table-cell>
          <table:table-cell office:value-type="string" table:style-name="ce10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4">-<text:s/></text:span><text:span text:style-name="T26">echo</text:span><text:span text:style-name="T24"><text:s/>"$CI_JOB_STAGE"</text:span></text:p>
          </table:table-cell>
          <table:table-cell office:value-type="string" table:style-name="ce10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27">.deploy_common:</text:span><text:span text:style-name="T27"/></text:p>
            <text:p><text:span text:style-name="T28"># common config HERE</text:span><text:span text:style-name="T28"/></text:p>
            <text:p/>
            <text:p><text:span text:style-name="T27">deploy_master_CD</text:span><text:span text:style-name="T29">:</text:span><text:span text:style-name="T29"/></text:p>
            <text:p><text:span text:style-name="T27">extends</text:span><text:span text:style-name="T29">: .deploy_common</text:span><text:span text:style-name="T29"/></text:p>
            <text:p><text:span text:style-name="T27">only</text:span><text:span text:style-name="T29">:</text:span><text:span text:style-name="T29"/></text:p>
            <text:p><text:span text:style-name="T27">refs</text:span><text:span text:style-name="T29">:</text:span><text:span text:style-name="T29"/></text:p>
            <text:p><text:span text:style-name="T29">- master</text:span><text:span text:style-name="T29"/></text:p>
            <text:p/>
            <text:p><text:span text:style-name="T27">deploy_manual</text:span><text:span text:style-name="T29">:</text:span><text:span text:style-name="T29"/></text:p>
            <text:p><text:span text:style-name="T27">extends</text:span><text:span text:style-name="T29">: .deploy_common</text:span><text:span text:style-name="T29"/></text:p>
            <text:p><text:span text:style-name="T27">when</text:span><text:span text:style-name="T29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<text:span text:style-name="T27">deploy</text:span><text:span text:style-name="T29">:</text:span><text:span text:style-name="T29"/></text:p>
            <text:p><text:span text:style-name="T27">rules</text:span><text:span text:style-name="T29">:</text:span><text:span text:style-name="T29"/></text:p>
            <text:p><text:span text:style-name="T29">-<text:s/></text:span><text:span text:style-name="T27">if</text:span><text:span text:style-name="T29">: '$CI_COMMIT_REF_NAME == "master"'</text:span><text:span text:style-name="T29"/></text:p>
            <text:p><text:span text:style-name="T29">-<text:s/></text:span><text:span text:style-name="T27">when</text:span><text:span text:style-name="T29">: manual</text:span></text:p>
          </table:table-cell>
          <table:table-cell office:value-type="string" table:style-name="ce10">
            <text:p><text:span text:style-name="T4">УСЛОВИЯ запуска лучше ставить через<text:s/></text:span><text:span text:style-name="T30">rules</text:span><text:span text:style-name="T4">, НЕ через only/except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22"/>
          <table:table-cell table:number-columns-repeated="16382"/>
        </table:table-row>
        <table:table-row table:number-rows-repeated="26" table:style-name="ro1">
          <table:table-cell table:number-columns-repeated="2" table:style-name="ce2"/>
          <table:table-cell table:number-columns-repeated="16382"/>
        </table:table-row>
        <table:table-row table:number-rows-repeated="1048391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7">
          <table:table-cell office:value-type="string" table:style-name="ce24">
            <text:p>https://habr.com/ru/post/310460</text:p>
            <text:p/>
          </table:table-cell>
          <table:table-cell office:value-type="string" table:style-name="ce24">
            <text:p><text:span text:style-name="T31">отличное пособие</text:span></text:p>
          </table:table-cell>
          <table:table-cell table:number-columns-repeated="16382"/>
        </table:table-row>
        <table:table-row table:style-name="ro28">
          <table:table-cell office:value-type="string" table:style-name="ce25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26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8">
          <table:table-cell office:value-type="string" table:style-name="ce25">
            <text:p><text:a xlink:href="https://www.docker.com/101-tutorial%22%20%5Ct%20%22_blank">https://www.docker.com/101-tutorial</text:a></text:p>
          </table:table-cell>
          <table:table-cell office:value-type="string" table:style-name="ce26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9">
          <table:table-cell table:style-name="ce27"/>
          <table:table-cell office:value-type="string" table:style-name="ce26">
            <text:p><text:span text:style-name="T34">Docker Desktop</text:span><text:s/>разворачивает приложения по умолчанию на адресе localhost</text:p>
            <text:p><text:span text:style-name="T34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/>
            <text:p>winpty docker exec -it //bin//sh</text:p>
          </table:table-cell>
          <table:table-cell office:value-type="string" table:style-name="ce27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30">
          <table:table-cell office:value-type="string" table:style-name="ce28">
            <text:p>sudo groupadd docker</text:p>
            <text:p>sudo</text:p>
            <text:p/>
            <text:p/>
            <text:p/>
            <text:p><text:span text:style-name="T35">sudo gpasswd -a $USER docker</text:span></text:p>
          </table:table-cell>
          <table:table-cell office:value-type="string" table:style-name="ce26">
            <text:p><text:span text:style-name="T36">To run docker without sudo:</text:span><text:span text:style-name="T36"/></text:p>
            <text:p><text:span text:style-name="T36">Add the docker group if it doesn't already exist.</text:span><text:span text:style-name="T36"/></text:p>
            <text:p><text:span text:style-name="T36">Add the connected user "$USER" to the docker group.</text:span><text:span text:style-name="T36"/></text:p>
            <text:p/>
            <text:p><text:span text:style-name="T36">Change the user name to match your preferred user if you do not want to use your current user:</text:span><text:span text:style-name="T36"/></text:p>
            <text:p/>
            <text:p><text:span text:style-name="T36">Either do a </text:span><text:span text:style-name="T35">newgrp docker</text:span><text:span text:style-name="T36"> or log out/in to activate the changes to groups.</text:span><text:span text:style-name="T36"/></text:p>
            <text:p><text:span text:style-name="T36">You can use</text:span><text:span text:style-name="T36"/></text:p>
            <text:p><text:span text:style-name="T35">docker run hello-world</text:span><text:span text:style-name="T35"/></text:p>
            <text:p><text:span text:style-name="T36">to check if you can run docker without sudo.</text:span><text:span text:style-name="T36"/></text:p>
            <text:p><text:span text:style-name="T35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Анализ</text:p>
          </table:table-cell>
          <table:table-cell table:style-name="ce29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0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8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9">docker ps</text:span><text:span text:style-name="T32"><text:s/></text:span><text:span text:style-name="T40">-a -q</text:span></text:p>
          </table:table-cell>
          <table:table-cell office:value-type="string" table:style-name="ce2">
            <text:p><text:span text:style-name="T32">увидеть<text:s/></text:span><text:span text:style-name="T40">только ID всех</text:span><text:span text:style-name="T32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39">docker</text:span><text:span text:style-name="T32"><text:s/></text:span><text:span text:style-name="T40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41">docker logs</text:span><text:span text:style-name="T32"><text:s/></text:span><text:span text:style-name="T42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<text:span text:style-name="T43">docker<text:s/></text:span><text:span text:style-name="T2">run</text:span><text:span text:style-name="T43"><text:s/>-it<text:s/></text:span><text:span text:style-name="T44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8">
          <table:table-cell office:value-type="string" table:style-name="ce26">
            <text:p><text:span text:style-name="T45">docker<text:s/></text:span><text:span text:style-name="T2">volume ls</text:span></text:p>
          </table:table-cell>
          <table:table-cell office:value-type="string" table:style-name="ce26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1">
          <table:table-cell table:number-columns-repeated="2" table:style-name="ce26"/>
          <table:table-cell table:number-columns-repeated="16382"/>
        </table:table-row>
        <table:table-row table:style-name="ro1">
          <table:table-cell office:value-type="string" table:style-name="ce31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1">
          <table:table-cell table:style-name="ce26"/>
          <table:table-cell table:style-name="ce2"/>
          <table:table-cell table:number-columns-repeated="16382"/>
        </table:table-row>
        <table:table-row table:style-name="ro1">
          <table:table-cell office:value-type="string" table:style-name="ce29">
            <text:p>ТЭГИ</text:p>
          </table:table-cell>
          <table:table-cell table:style-name="ce29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docker<text:s/><text:span text:style-name="T2">tag</text:span><text:s/><text:span text:style-name="T47">0e5574283393</text:span><text:s/><text:span text:style-name="T15">fedora</text:span>/<text:span text:style-name="T15">httpd</text:span>:<text:span text:style-name="T48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Построение образа</text:p>
          </table:table-cell>
          <table:table-cell table:style-name="ce29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2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8">docker build</text:span><text:s/><text:span text:style-name="T49">-t<text:s/></text:span><text:span text:style-name="T44">&lt;имя имаджа&gt;</text:span>:<text:span text:style-name="T15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9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9">docker build<text:s/></text:span><text:span text:style-name="T50">-f Dockerfile</text:span><text:span text:style-name="T39"><text:s/>-t<text:s/></text:span><text:span text:style-name="T51">&lt;имя имаджа&gt;</text:span><text:span text:style-name="T32">:&lt;тэг&gt;<text:s/></text:span><text:span text:style-name="T39">.</text:span></text:p>
          </table:table-cell>
          <table:table-cell office:value-type="string" table:style-name="ce2">
            <text:p><text:span text:style-name="T32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<text:span text:style-name="T45">docker build -t<text:s/></text:span><text:span text:style-name="T52">&lt;DockerHub account name&gt;</text:span><text:span text:style-name="T45">/</text:span><text:span text:style-name="T53">&lt;New Image name&gt;</text:span><text:span text:style-name="T25">:</text:span><text:span text:style-name="T54">&lt;Tag of version&gt;</text:span><text:span text:style-name="T45"><text:s/>.</text:span></text:p>
          </table:table-cell>
          <table:table-cell office:value-type="string" table:style-name="ce2">
            <text:p><text:span text:style-name="T32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-d</text:p>
          </table:table-cell>
          <table:table-cell office:value-type="string" table:style-name="ce2">
            <text:p><text:span text:style-name="T32">запускает образ в<text:s/></text:span><text:span text:style-name="T55">detached режиме (</text:span><text:span text:style-name="T32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<text:span text:style-name="T43">docker run -it<text:s/></text:span><text:span text:style-name="T44">&lt;image name or ID&gt;<text:s/></text:span><text:span text:style-name="T25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Запуск</text:p>
          </table:table-cell>
          <table:table-cell table:style-name="ce29"/>
          <table:table-cell table:number-columns-repeated="16382"/>
        </table:table-row>
        <table:table-row table:style-name="ro31">
          <table:table-cell office:value-type="string" table:style-name="ce33">
            <text:p>run<text:s/><text:span text:style-name="T39">= docker create + docker start</text:span></text:p>
          </table:table-cell>
          <table:table-cell table:style-name="ce2"/>
          <table:table-cell table:number-columns-repeated="16382"/>
        </table:table-row>
        <table:table-row table:style-name="ro29">
          <table:table-cell office:value-type="string" table:style-name="ce26">
            <text:p><text:span text:style-name="T38">docker run<text:s/></text:span><text:span text:style-name="T44">&lt;имя имаджа&gt;</text:span></text:p>
          </table:table-cell>
          <table:table-cell office:value-type="string" table:style-name="ce2">
            <text:p><text:span text:style-name="T32">запустить контейнер,</text:span><text:span text:style-name="T32"/></text:p>
            <text:p><text:span text:style-name="T32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6">
            <text:p><text:span text:style-name="T38">docker run</text:span><text:span text:style-name="T45"><text:s/></text:span><text:span text:style-name="T44">&lt;имя имаджа&gt;<text:s/></text:span><text:span text:style-name="T45">command</text:span></text:p>
          </table:table-cell>
          <table:table-cell office:value-type="string" table:style-name="ce27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1">
          <table:table-cell office:value-type="string" table:style-name="ce26">
            <text:p><text:span text:style-name="T38">docker run</text:span><text:span text:style-name="T25"><text:s/></text:span><text:span text:style-name="T56">--name</text:span><text:span text:style-name="T25"><text:s/></text:span><text:span text:style-name="T57">&lt;имя контейнера&gt;</text:span><text:span text:style-name="T25"><text:s/></text:span><text:span text:style-name="T44">&lt;имя имаджа&gt;</text:span></text:p>
          </table:table-cell>
          <table:table-cell office:value-type="string" table:style-name="ce2">
            <text:p><text:span text:style-name="T32">создать и запустить контейнер, указав ему<text:s/></text:span><text:span text:style-name="T42">ИМЯ</text:span>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58">docker<text:s/></text:span><text:span text:style-name="T39">run --name<text:s/></text:span><text:span text:style-name="T59">&lt;имя контейнера&gt;</text:span><text:span text:style-name="T60"><text:s/></text:span><text:span text:style-name="T40">-d</text:span><text:span text:style-name="T39"><text:s/></text:span><text:span text:style-name="T51">&lt;имя имаджа&gt;</text:span></text:p>
          </table:table-cell>
          <table:table-cell office:value-type="string" table:style-name="ce34">
            <text:p>создать и запустить контейнер<text:s/><text:span text:style-name="T40">фоном, ДЕМОНОМ</text:span><text:span text:style-name="T32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4"/>
          <table:table-cell table:number-columns-repeated="16382"/>
        </table:table-row>
        <table:table-row table:style-name="ro2">
          <table:table-cell office:value-type="string" table:style-name="ce35">
            <text:p><text:span text:style-name="T62">start<text:s/></text:span><text:span text:style-name="T63">&lt;container ID&gt;</text:span></text:p>
          </table:table-cell>
          <table:table-cell office:value-type="string" table:style-name="ce27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<text:span text:style-name="T43">docker start</text:span><text:span text:style-name="T25"><text:s/></text:span><text:span text:style-name="T64">225824d4f37c</text:span></text:p>
          </table:table-cell>
          <table:table-cell office:value-type="string" table:style-name="ce27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<text:span text:style-name="T43">docker start</text:span><text:span text:style-name="T25"><text:s/></text:span><text:span text:style-name="T65">-a</text:span><text:span text:style-name="T25"><text:s/></text:span><text:span text:style-name="T64">225824d4f37c</text:span></text:p>
          </table:table-cell>
          <table:table-cell office:value-type="string" table:style-name="ce26">
            <text:p><text:span text:style-name="T25">start a container with ID 225824d4f37c<text:s/></text:span><text:span text:style-name="T66">showing</text:span><text:span text:style-name="T25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4"/>
          <table:table-cell table:number-columns-repeated="16382"/>
        </table:table-row>
        <table:table-row table:style-name="ro3">
          <table:table-cell office:value-type="string" table:style-name="ce31">
            <text:p><text:span text:style-name="T25">docker<text:s/></text:span><text:span text:style-name="T2">run</text:span><text:span text:style-name="T25"><text:s/></text:span><text:span text:style-name="T49">-it</text:span><text:span text:style-name="T25"><text:s/></text:span><text:span text:style-name="T67">-p</text:span><text:span text:style-name="T25"><text:s/>1234:8080 tomcat</text:span></text:p>
          </table:table-cell>
          <table:table-cell office:value-type="string" table:style-name="ce31">
            <text:p><text:span text:style-name="T25">запустить Томкат</text:span><text:span text:style-name="T25"/></text:p>
            <text:p><text:span text:style-name="T67">-it</text:span><text:span text:style-name="T25"><text:s/>- интерактивно, будем видеть, как он бежит в терминале,</text:span><text:span text:style-name="T25"/></text:p>
            <text:p><text:span text:style-name="T67">-p</text:span><text:span text:style-name="T25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docker run -it -p 8888:80 nginx</text:p>
          </table:table-cell>
          <table:table-cell office:value-type="string" table:style-name="ce31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1"/>
          <table:table-cell table:number-columns-repeated="16382"/>
        </table:table-row>
        <table:table-row table:style-name="ro1">
          <table:table-cell office:value-type="string" table:style-name="ce36">
            <text:p>С открытым терминалом внутри контейнера</text:p>
          </table:table-cell>
          <table:table-cell table:style-name="ce36"/>
          <table:table-cell table:number-columns-repeated="16382"/>
        </table:table-row>
        <table:table-row table:style-name="ro1">
          <table:table-cell office:value-type="string" table:style-name="ce26">
            <text:p><text:span text:style-name="T45">docker run<text:s/></text:span><text:span text:style-name="T53">busybox</text:span><text:span text:style-name="T45"><text:s/></text:span><text:span text:style-name="T68">&lt;LINUX COMMAND&gt;</text:span></text:p>
          </table:table-cell>
          <table:table-cell office:value-type="string" table:style-name="ce26">
            <text:p><text:span text:style-name="T25">контейнер</text:span><text:span text:style-name="T45">,<text:s/></text:span><text:span text:style-name="T69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26">
            <text:p><text:span text:style-name="T45">docker run<text:s/></text:span><text:span text:style-name="T70">-it</text:span><text:span text:style-name="T45"><text:s/></text:span><text:span text:style-name="T53">busybox</text:span><text:span text:style-name="T45"><text:s/></text:span><text:span text:style-name="T68">sh</text:span></text:p>
          </table:table-cell>
          <table:table-cell office:value-type="string" table:style-name="ce26">
            <text:p><text:span text:style-name="T25">run a container with this window<text:s/></text:span><text:span text:style-name="T70">connected to STDIN</text:span><text:span text:style-name="T25"><text:s/>of a container and<text:s/></text:span><text:span text:style-name="T68">linux terminal opened</text:span><text:span text:style-name="T25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С ПОРТАМИ</text:p>
          </table:table-cell>
          <table:table-cell table:style-name="ce36"/>
          <table:table-cell table:number-columns-repeated="16382"/>
        </table:table-row>
        <table:table-row table:style-name="ro3">
          <table:table-cell office:value-type="string" table:style-name="ce26">
            <text:p><text:span text:style-name="T43">docker run</text:span><text:span text:style-name="T25"><text:s/></text:span><text:span text:style-name="T71">-p</text:span><text:span text:style-name="T25"><text:s/></text:span><text:span text:style-name="T71">8080</text:span><text:span text:style-name="T25">:8080<text:s/></text:span><text:span text:style-name="T44">&lt;image name or ID&gt;</text:span></text:p>
          </table:table-cell>
          <table:table-cell office:value-type="string" table:style-name="ce26">
            <text:p><text:span text:style-name="T25">Порты:<text:s/></text:span><text:span text:style-name="T72">СНАРУЖИ</text:span><text:span text:style-name="T25">:ВНУТРИ.</text:span><text:span text:style-name="T25"/></text:p>
            <text:p><text:span text:style-name="T25">run a container with<text:s/></text:span><text:span text:style-name="T71">redirecting incoming fetches</text:span><text:span text:style-name="T25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самоликвидация контейнера</text:p>
          </table:table-cell>
          <table:table-cell table:style-name="ce36"/>
          <table:table-cell table:number-columns-repeated="16382"/>
        </table:table-row>
        <table:table-row table:style-name="ro2">
          <table:table-cell office:value-type="string" table:style-name="ce26">
            <text:p><text:span text:style-name="T45">docker run --name</text:span><text:span text:style-name="T25"><text:s/></text:span><text:span text:style-name="T64">&lt;имя контейнера&gt;</text:span><text:span text:style-name="T25"><text:s/></text:span><text:span text:style-name="T73">-d</text:span><text:span text:style-name="T56"><text:s/>--rm<text:s/></text:span><text:span text:style-name="T54">&lt;имя имаджа&gt;</text:span></text:p>
          </table:table-cell>
          <table:table-cell office:value-type="string" table:style-name="ce26">
            <text:p><text:span text:style-name="T25">- создать и запустить контейнер<text:s/></text:span><text:span text:style-name="T73">фоном</text:span><text:span text:style-name="T25">,<text:s/></text:span><text:span text:style-name="T56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26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6">
            <text:p>ВРЕМЕННЫЕ ЗОНЫ</text:p>
          </table:table-cell>
          <table:table-cell table:style-name="ce36"/>
          <table:table-cell table:number-columns-repeated="16382"/>
        </table:table-row>
        <table:table-row table:style-name="ro28">
          <table:table-cell office:value-type="string" table:style-name="ce2">
            <text:p><text:span text:style-name="T39">docker run --rm --name</text:span><text:span text:style-name="T32"><text:s/></text:span><text:span text:style-name="T42">&lt;имя контейнера&gt;</text:span><text:span text:style-name="T32"><text:s/>-d -p 8080:8080<text:s/></text:span><text:span text:style-name="T40">-e TZ=Europe/Moscow</text:span><text:span text:style-name="T32"><text:s/>&lt;имя имаджа&gt;</text:span></text:p>
          </table:table-cell>
          <table:table-cell office:value-type="string" table:style-name="ce2">
            <text:p><text:span text:style-name="T32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ХРАНЕНИЕ ДАННЫХ</text:p>
          </table:table-cell>
          <table:table-cell table:style-name="ce29"/>
          <table:table-cell table:number-columns-repeated="16382"/>
        </table:table-row>
        <table:table-row table:style-name="ro29">
          <table:table-cell office:value-type="string" table:style-name="ce37">
            <text:p><text:span text:style-name="T39">docker run --name</text:span><text:s/><text:span text:style-name="T42">&lt;имя контейнера&gt;<text:s/></text:span>-<text:span text:style-name="T32">d</text:span><text:s/>-<text:span text:style-name="T32">p</text:span><text:s/>8080:8080 -<text:span text:style-name="T32">e</text:span><text:s/><text:span text:style-name="T32">TZ</text:span>=<text:span text:style-name="T32">Europe</text:span>/<text:span text:style-name="T32">Moscow</text:span><text:s/><text:span text:style-name="T40">-v &lt;абсолютный путь на хостовой машине&gt;: &lt;абсолютный путь внутри контейнера</text:span><text:span text:style-name="T32">&gt; &lt;имя имаджа&gt;</text:span></text:p>
          </table:table-cell>
          <table:table-cell office:value-type="string" table:style-name="ce2">
            <text:p><text:span text:style-name="T32">монтирование папки для сохранения данных<text:s/></text:span><text:span text:style-name="T40">внутри контейнера</text:span><text:span text:style-name="T32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26">
            <text:p><text:span text:style-name="T43">docker run -p 3000:3000<text:s/></text:span><text:span text:style-name="T70">-v app/node_modules</text:span><text:span text:style-name="T25"><text:s/></text:span><text:span text:style-name="T74">-v $(pwd):/app</text:span><text:span text:style-name="T25"><text:s/></text:span><text:span text:style-name="T53">&lt;image ID&gt;</text:span></text:p>
          </table:table-cell>
          <table:table-cell office:value-type="string" table:style-name="ce26">
            <text:p><text:span text:style-name="T70">put a bookmark on a nod modules folder of a container (bookmark means «Don“t touch it, don“t reference, this folder works fine»)</text:span><text:span text:style-name="T25"><text:s/>and<text:s/></text:span><text:span text:style-name="T74">make reference of our (PWD — print working directory) workdir folder to a folder inside a container</text:span><text:span text:style-name="T74"/></text:p>
            <text:p><text:span text:style-name="T25">(we make a volume = refernce)</text:span></text:p>
          </table:table-cell>
          <table:table-cell table:number-columns-repeated="16382"/>
        </table:table-row>
        <table:table-row table:style-name="ro28">
          <table:table-cell office:value-type="string" table:style-name="ce26">
            <text:p><text:span text:style-name="T39">docker</text:span><text:span text:style-name="T45"><text:s/></text:span><text:span text:style-name="T39">run</text:span><text:span text:style-name="T45"><text:s/>--</text:span><text:span text:style-name="T39">rm</text:span><text:span text:style-name="T45"><text:s/>-</text:span><text:span text:style-name="T39">d</text:span><text:span text:style-name="T45"><text:s/>-</text:span><text:span text:style-name="T39">p</text:span><text:span text:style-name="T45"><text:s/>27017: 27017<text:s/></text:span><text:span text:style-name="T39">mongo</text:span></text:p>
          </table:table-cell>
          <table:table-cell office:value-type="string" table:style-name="ce26">
            <text:p><text:span text:style-name="T25">запуск контейнера<text:s/></text:span>Mongo из имаджа с Докер-библиотеки.<text:s/><text:span text:style-name="T34">Временная</text:span><text:s/>ДБ, которая<text:s/><text:span text:style-name="T34">затрётся при выключении контейнера.</text:span></text:p>
          </table:table-cell>
          <table:table-cell table:number-columns-repeated="16382"/>
        </table:table-row>
        <table:table-row table:style-name="ro31">
          <table:table-cell table:number-columns-repeated="2" table:style-name="ce26"/>
          <table:table-cell table:number-columns-repeated="16382"/>
        </table:table-row>
        <table:table-row table:style-name="ro31">
          <table:table-cell table:style-name="ce26"/>
          <table:table-cell table:style-name="ce2"/>
          <table:table-cell table:number-columns-repeated="16382"/>
        </table:table-row>
        <table:table-row table:style-name="ro1">
          <table:table-cell office:value-type="string" table:style-name="ce36">
            <text:p>VOLUMES</text:p>
          </table:table-cell>
          <table:table-cell table:style-name="ce36"/>
          <table:table-cell table:number-columns-repeated="16382"/>
        </table:table-row>
        <table:table-row table:style-name="ro31">
          <table:table-cell office:value-type="string" table:style-name="ce26">
            <text:p><text:span text:style-name="T45">docker volume create</text:span><text:span text:style-name="T25"><text:s/></text:span><text:span text:style-name="T75">&lt;имя волюма&gt;</text:span></text:p>
          </table:table-cell>
          <table:table-cell office:value-type="string" table:style-name="ce26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26">
            <text:p><text:span text:style-name="T45">docker volume ls</text:span></text:p>
          </table:table-cell>
          <table:table-cell office:value-type="string" table:style-name="ce26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9">
          <table:table-cell office:value-type="string" table:style-name="ce26">
            <text:p><text:span text:style-name="T39">docker run --rm --name</text:span><text:s/>&lt; имя контейнера &gt;<text:s/><text:span text:style-name="T39">-d -p 8080:8080 -e TZ=Europe/Moscow -</text:span><text:span text:style-name="T40">v &lt;ИМЯ ВОЛЮМА&gt;: &lt;абсолютный путь внутри контейнера</text:span>&gt; &lt; имя имаджа &gt;</text:p>
          </table:table-cell>
          <table:table-cell office:value-type="string" table:style-name="ce26">
            <text:p>монтирование папки для сохранения данных<text:s/><text:span text:style-name="T40">вне контейнера, в независимом Вольюме (папке).</text:span></text:p>
          </table:table-cell>
          <table:table-cell table:number-columns-repeated="16382"/>
        </table:table-row>
        <table:table-row table:style-name="ro31">
          <table:table-cell table:number-columns-repeated="2" table:style-name="ce26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Работа с функционирующим контейнером</text:p>
          </table:table-cell>
          <table:table-cell table:style-name="ce29"/>
          <table:table-cell table:number-columns-repeated="16382"/>
        </table:table-row>
        <table:table-row table:style-name="ro31">
          <table:table-cell office:value-type="string" table:style-name="ce38">
            <text:p>exec</text:p>
          </table:table-cell>
          <table:table-cell office:value-type="string" table:style-name="ce27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7">docker</text:span><text:s/>exec -it &lt;container ID&gt; &lt;command&gt;</text:p>
          </table:table-cell>
          <table:table-cell office:value-type="string" table:style-name="ce2">
            <text:p><text:span text:style-name="T76">allows to provide input</text:span><text:span text:style-name="T32"><text:s/></text:span><text:span text:style-name="T50">with tips and help</text:span><text:span text:style-name="T32"><text:s/>to STDIN and<text:s/></text:span><text:span text:style-name="T77">send another command</text:span><text:span text:style-name="T32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7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8">
          <table:table-cell office:value-type="string" table:style-name="ce26">
            <text:p><text:span text:style-name="T43">docker exec -it<text:s/></text:span><text:span text:style-name="T64">&lt;container ID&gt;</text:span><text:span text:style-name="T25"><text:s/></text:span><text:span text:style-name="T65">sh</text:span></text:p>
          </table:table-cell>
          <table:table-cell office:value-type="string" table:style-name="ce26">
            <text:p>opens a terminal INSIDE of a container for program to see your commands</text:p>
          </table:table-cell>
          <table:table-cell table:number-columns-repeated="16382"/>
        </table:table-row>
        <table:table-row table:style-name="ro31">
          <table:table-cell office:value-type="string" table:style-name="ce31">
            <text:p>docker exec -it<text:s/><text:span text:style-name="T42">&lt;container ID&gt;</text:span><text:s/>/bin/bash</text:p>
          </table:table-cell>
          <table:table-cell office:value-type="string" table:style-name="ce26">
            <text:p>то же самое: вызов баша внутри контейнера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2">Ctrl+D or ‘exit’</text:span></text:p>
          </table:table-cell>
          <table:table-cell office:value-type="string" table:style-name="ce27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6">
            <text:p><text:span text:style-name="T78">docker<text:s/></text:span><text:span text:style-name="T2">commit</text:span><text:span text:style-name="T25"><text:s/></text:span><text:span text:style-name="T79">-c</text:span><text:span text:style-name="T25"><text:s/></text:span><text:span text:style-name="T53">„CMD [«redis-server»]“</text:span><text:span text:style-name="T25"><text:s/></text:span><text:span text:style-name="T64">&lt;ID of a container&gt;</text:span></text:p>
          </table:table-cell>
          <table:table-cell office:value-type="string" table:style-name="ce26">
            <text:p><text:span text:style-name="T25">Создаёт имадж из выбранного контейнера.</text:span><text:span text:style-name="T25"/></text:p>
            <text:p><text:span text:style-name="T25">То есть можно запустить контейнер, с ним поработать, внутри что-то настроить, переписать Main-омманды… и из этого сделать имадж.</text:span><text:span text:style-name="T25"/></text:p>
            <text:p/>
            <text:p><text:span text:style-name="T25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<text:span text:style-name="T45">docker<text:s/></text:span><text:span text:style-name="T2">commit</text:span><text:span text:style-name="T45"><text:s/></text:span><text:span text:style-name="T47">5267e21d140</text:span><text:span text:style-name="T45"><text:s/></text:span><text:span text:style-name="T15">denis_v2</text:span><text:span text:style-name="T45">:</text:span><text:span text:style-name="T48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37">docker</text:span><text:s/><text:span text:style-name="T80">cp</text:span><text:s/>foo.txt<text:s/><text:span text:style-name="T81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7">docker</text:span><text:s/><text:span text:style-name="T80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7">docker</text:span><text:s/><text:span text:style-name="T80">cp</text:span><text:s/>src/. mycontainer:/target</text:p>
            <text:p><text:span text:style-name="T37">docker</text:span><text:s/><text:span text:style-name="T80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Остановка</text:p>
          </table:table-cell>
          <table:table-cell table:style-name="ce29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6">
            <text:p><text:span text:style-name="T45">docker<text:s/></text:span><text:span text:style-name="T73">stop</text:span><text:span text:style-name="T45"><text:s/></text:span><text:span text:style-name="T64">&lt;name or ID of a container&gt;</text:span></text:p>
          </table:table-cell>
          <table:table-cell office:value-type="string" table:style-name="ce26">
            <text:p><text:span text:style-name="T73">stop<text:s/></text:span><text:span text:style-name="T25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<text:span text:style-name="T43">docker<text:s/></text:span><text:span text:style-name="T65">kill</text:span><text:span text:style-name="T25"><text:s/></text:span><text:span text:style-name="T64">&lt;name or ID of a container&gt;</text:span></text:p>
          </table:table-cell>
          <table:table-cell office:value-type="string" table:style-name="ce26">
            <text:p><text:span text:style-name="T65">kill</text:span><text:span text:style-name="T64"><text:s/>container<text:s/></text:span><text:span text:style-name="T25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37">docker</text:span><text:s/><text:span text:style-name="T82">stop</text:span><text:s/>$(<text:span text:style-name="T37">docker</text:span><text:s/><text:span text:style-name="T80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Удаление</text:p>
          </table:table-cell>
          <table:table-cell table:style-name="ce29"/>
          <table:table-cell table:number-columns-repeated="16382"/>
        </table:table-row>
        <table:table-row table:style-name="ro28">
          <table:table-cell office:value-type="string" table:style-name="ce38">
            <text:p>system prune</text:p>
          </table:table-cell>
          <table:table-cell office:value-type="string" table:style-name="ce26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1">
          <table:table-cell table:style-name="ce38"/>
          <table:table-cell table:style-name="ce26"/>
          <table:table-cell table:number-columns-repeated="16382"/>
        </table:table-row>
        <table:table-row table:style-name="ro31">
          <table:table-cell office:value-type="string" table:style-name="ce31">
            <text:p>docker<text:span text:style-name="T25"><text:s/></text:span><text:span text:style-name="T40">rm</text:span><text:span text:style-name="T25"><text:s/></text:span><text:span text:style-name="T42">&lt;ID контейнера или имя&gt;</text:span></text:p>
          </table:table-cell>
          <table:table-cell office:value-type="string" table:style-name="ce2">
            <text:p><text:span text:style-name="T32">остановить выполнение контейнера и<text:s/></text:span><text:span text:style-name="T40">удалить</text:span><text:span text:style-name="T32"><text:s/>его</text:span></text:p>
          </table:table-cell>
          <table:table-cell table:number-columns-repeated="16382"/>
        </table:table-row>
        <table:table-row table:style-name="ro31">
          <table:table-cell office:value-type="string" table:style-name="ce31">
            <text:p><text:span text:style-name="T41">docker rm</text:span><text:span text:style-name="T25"><text:s/>$(</text:span><text:span text:style-name="T41">docker ps</text:span><text:span text:style-name="T25"><text:s/>-</text:span><text:span text:style-name="T32">qa)</text:span></text:p>
          </table:table-cell>
          <table:table-cell office:value-type="string" table:style-name="ce26">
            <text:p>удалим все контейнеры.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9">docker</text:span><text:span text:style-name="T32"><text:s/></text:span><text:span text:style-name="T39">rmi</text:span><text:span text:style-name="T32"><text:s/></text:span><text:span text:style-name="T51">&lt;имя имаджа&gt;</text:span></text:p>
          </table:table-cell>
          <table:table-cell office:value-type="string" table:style-name="ce26">
            <text:p>удалить имадж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9">docker</text:span><text:span text:style-name="T32"><text:s/></text:span><text:span text:style-name="T39">rmi</text:span><text:span text:style-name="T32"><text:s/>$(</text:span><text:span text:style-name="T41">docker images -q</text:span><text:span text:style-name="T32">)</text:span></text:p>
          </table:table-cell>
          <table:table-cell office:value-type="string" table:style-name="ce2">
            <text:p><text:span text:style-name="T32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41">sudo docker rmi<text:s/></text:span><text:span text:style-name="T32">$(</text:span><text:span text:style-name="T41">sudo docker images -f</text:span><text:span text:style-name="T32"><text:s/>"dangling=true" -q)</text:span></text:p>
          </table:table-cell>
          <table:table-cell office:value-type="string" table:style-name="ce25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Dockerfile</text:p>
          </table:table-cell>
          <table:table-cell office:value-type="string" table:style-name="ce29">
            <text:p>Файл, по которому собирается имадж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9">FROM python:3.6</text:span><text:span text:style-name="T39"/></text:p>
            <text:p><text:span text:style-name="T39">RUN mkdir -p<text:s/></text:span><text:span text:style-name="T83">/usr/src/app/</text:span><text:span text:style-name="T83"/></text:p>
            <text:p><text:span text:style-name="T39">WORKDIR<text:s/></text:span><text:span text:style-name="T83">/usr/src/app/</text:span></text:p>
          </table:table-cell>
          <table:table-cell table:style-name="ce27"/>
          <table:table-cell table:number-columns-repeated="16382"/>
        </table:table-row>
        <table:table-row table:style-name="ro28">
          <table:table-cell office:value-type="string" table:style-name="ce26">
            <text:p><text:span text:style-name="T45">COPY<text:s/></text:span><text:span text:style-name="T56">.</text:span><text:span text:style-name="T45"><text:s/></text:span><text:span text:style-name="T84">/usr/src/app/</text:span></text:p>
          </table:table-cell>
          <table:table-cell office:value-type="string" table:style-name="ce27">
            <text:p>-<text:s/><text:span text:style-name="T85">a path on our computer relatively to a build context</text:span><text:s/>and<text:s/><text:span text:style-name="T86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7"/>
          <table:table-cell table:number-columns-repeated="16382"/>
        </table:table-row>
        <table:table-row table:style-name="ro31">
          <table:table-cell office:value-type="string" table:style-name="ce31">
            <text:p><text:span text:style-name="T25">CMD [“python”, “app.py”]</text:span></text:p>
          </table:table-cell>
          <table:table-cell office:value-type="string" table:style-name="ce2">
            <text:p><text:span text:style-name="T32">вместо CMD может быть<text:s/></text:span><text:span text:style-name="T39">ENTRYPOINT [“python”, “app.py”]</text:span></text:p>
          </table:table-cell>
          <table:table-cell table:number-columns-repeated="16382"/>
        </table:table-row>
        <table:table-row table:style-name="ro28">
          <table:table-cell office:value-type="string" table:style-name="ce31">
            <text:p>ENV TZ Europe/Moscow</text:p>
          </table:table-cell>
          <table:table-cell office:value-type="string" table:style-name="ce39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3">
          <table:table-cell office:value-type="string" table:style-name="ce2">
            <text:p><text:span text:style-name="T39">FROM python:3.8</text:span><text:span text:style-name="T39"/></text:p>
            <text:p><text:span text:style-name="T39">RUN mkdir -p /usr/src/app1/</text:span><text:span text:style-name="T39"/></text:p>
            <text:p><text:span text:style-name="T39">WORKDIR /usr/src/app1/</text:span><text:span text:style-name="T39"/></text:p>
            <text:p><text:span text:style-name="T39">COPY . /usr/src/app1/</text:span><text:span text:style-name="T39"/></text:p>
            <text:p><text:span text:style-name="T39">RUN pip install --no-cache-dir -r requirements.txt</text:span><text:span text:style-name="T39"/></text:p>
            <text:p><text:span text:style-name="T39">EXPOSE 8080</text:span><text:span text:style-name="T39"/></text:p>
            <text:p/>
            <text:p><text:span text:style-name="T39">ENTRYPOINT ["python"]</text:span><text:span text:style-name="T39"/></text:p>
            <text:p><text:span text:style-name="T39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9">
            <text:p>docker-compose</text:p>
          </table:table-cell>
          <table:table-cell office:value-type="string" table:style-name="ce29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7">
          <table:table-cell office:value-type="string" table:style-name="ce40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7">docker-compose</text:span><text:s/><text:span text:style-name="T80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42"/>
        <table:table-column table:style-name="co4" table:number-columns-repeated="62" table:default-cell-style-name="ce42"/>
        <table:table-column table:style-name="co4" table:number-columns-repeated="16320" table:default-cell-style-name="ce1"/>
        <table:table-row table:style-name="ro1">
          <table:table-cell table:number-columns-repeated="2" table:style-name="ce41"/>
          <table:table-cell table:number-columns-repeated="16382"/>
        </table:table-row>
        <table:table-row table:style-name="ro1">
          <table:table-cell office:value-type="string" table:style-name="ce43">
            <text:p>Windows Server</text:p>
          </table:table-cell>
          <table:table-cell table:style-name="ce43"/>
          <table:table-cell table:number-columns-repeated="16382"/>
        </table:table-row>
        <table:table-row table:style-name="ro8">
          <table:table-cell table:style-name="ce41"/>
          <table:table-cell office:value-type="string" table:style-name="ce41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41">
            <text:p>shutdown -r</text:p>
          </table:table-cell>
          <table:table-cell office:value-type="string" table:style-name="ce41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shutdown -r -t 60</text:p>
          </table:table-cell>
          <table:table-cell office:value-type="string" table:style-name="ce41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41"/>
          <table:table-cell table:number-columns-repeated="16382"/>
        </table:table-row>
        <table:table-row table:style-name="ro1">
          <table:table-cell office:value-type="string" table:style-name="ce43">
            <text:p>Windows 10</text:p>
          </table:table-cell>
          <table:table-cell table:style-name="ce43"/>
          <table:table-cell table:number-columns-repeated="16382"/>
        </table:table-row>
        <table:table-row table:style-name="ro3">
          <table:table-cell office:value-type="string" table:style-name="ce41">
            <text:p>powercfg.exe /hibernate off</text:p>
          </table:table-cell>
          <table:table-cell office:value-type="string" table:style-name="ce41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style-name="ro1">
          <table:table-cell table:number-columns-repeated="2" table:style-name="ce41"/>
          <table:table-cell table:number-columns-repeated="16382"/>
        </table:table-row>
        <table:table-row table:style-name="ro1">
          <table:table-cell office:value-type="string" table:style-name="ce41">
            <text:p>Планировщик задач</text:p>
          </table:table-cell>
          <table:table-cell office:value-type="string" table:style-name="ce44">
            <text:p><text:a xlink:href="https://youtu.be/DVUlkU2AxgQ">https://youtu.be/DVUlkU2AxgQ</text:a></text:p>
          </table:table-cell>
          <table:table-cell table:number-columns-repeated="16382"/>
        </table:table-row>
        <table:table-row table:style-name="ro1">
          <table:table-cell table:number-columns-repeated="2" table:style-name="ce41"/>
          <table:table-cell table:number-columns-repeated="16382"/>
        </table:table-row>
        <table:table-row table:style-name="ro2">
          <table:table-cell office:value-type="string" table:style-name="ce41">
            <text:p>cls</text:p>
          </table:table-cell>
          <table:table-cell office:value-type="string" table:style-name="ce41">
            <text:p>Очистить экран консоли.<text:s/></text:p>
            <text:p>Аналог clear в Linux</text:p>
          </table:table-cell>
          <table:table-cell table:number-columns-repeated="16382"/>
        </table:table-row>
        <table:table-row table:number-rows-repeated="11" table:style-name="ro1">
          <table:table-cell table:number-columns-repeated="2" table:style-name="ce41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9-08T09:57:48Z</dc:date>
    <meta:editing-cycles>435</meta:editing-cycles>
    <meta:editing-duration>PT35578S</meta:editing-duration>
  </office:meta>
</office:document-meta>
</file>